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40000007872D141FE675CDA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Frutiger VR" svg:font-family="'Frutiger V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utiger VR1" svg:font-family="'Frutiger VR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 style:master-page-name="Standard">
      <style:paragraph-properties fo:keep-together="always" style:page-number="auto" fo:keep-with-next="always" style:writing-mode="lr-tb"/>
    </style:style>
    <style:style style:name="T1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llte es Ihnen nicht möglich sein, Ihr Konto bis zu diesem Termin auszugleichen, vereinbaren Sie bitte einen persönlichen Gesprächstermin mit </text:span><text:bookmark text:name="Bookmark"/><text:span text:style-name="T1">Ihrer Kundenberaterin, Frau/Ihrem Kundenberater, Herrn</text:span><text:bookmark text:name="Bookmark1"/><text:bookmark text:name="Bookmark2"/><text:span text:style-name="T1">Ihrem Kundenberater, Herrn</text:span><text:bookmark text:name="Bookmark3"/><text:span text:style-name="T1"> Klaus Müller, um eine Rückführungsvereinbarung zu treffen.</text:span></text:p>
      <text:p text:style-name="P1"/>
      <text:p text:style-name="P1"><draw:frame draw:style-name="fr1" draw:name="Image1" text:anchor-type="char" svg:x="0in" svg:y="0in" svg:width="5.0783in" svg:height="0.6118in" draw:z-index="0"><draw:image xlink:href="Pictures/10000000000003E40000007872D141FE675CDA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Frutiger VR" svg:font-family="'Frutiger V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utiger VR1" svg:font-family="'Frutiger VR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/>
      <style:text-properties style:use-window-font-color="true" style:font-name="Frutiger VR" fo:font-family="'Frutiger VR'" style:font-family-generic="roman" style:font-pitch="variable" fo:font-size="10pt" fo:language="de" fo:country="DE" style:letter-kerning="true" style:font-name-asian="Times New Roman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  <style:text-properties style:font-name-asian="DejaVu Sans" style:font-family-asian="'DejaVu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DejaVu Sans" style:font-family-asian="'DejaVu Sans'" style:font-family-generic-asian="system" style:font-pitch-asian="variable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text-properties style:font-name-asian="DejaVu Sans" style:font-family-asian="'DejaVu Sans'" style:font-family-generic-asian="system" style:font-pitch-asian="variable"/>
    </style:style>
    <style:style style:name="Document_20_Map" style:display-name="Document 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/>
      <style:text-properties style:use-window-font-color="true" style:font-name="Frutiger VR" fo:font-family="'Frutiger VR'" style:font-family-generic="roman" style:font-pitch="variable" fo:font-size="11pt" fo:language="de" fo:country="DE" style:letter-kerning="true" style:font-name-asian="Frutiger VR1" style:font-family-asian="'Frutiger VR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Grid" style:display-name="Table Grid" style:family="paragraph" style:parent-style-name="Document_20_Map" style:default-outline-level="">
      <style:paragraph-properties fo:margin-top="0in" fo:margin-bottom="0.139in" loext:contextual-spacing="false" fo:line-height="115%"/>
      <style:text-properties fo:font-size="11pt" style:font-name-asian="Frutiger VR1" style:font-family-asian="'Frutiger VR'" style:font-family-generic-asian="system" style:font-pitch-asian="variable" style:font-size-asian="11pt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ï_bf__bd_zeile_20_Zchn" style:display-name="Fuï¿½zeile Zchn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9846in" fo:margin-right="2.2047in" style:writing-mode="lr-tb" style:layout-grid-color="#c0c0c0" style:layout-grid-lines="2670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7-09T09:07:00</dc:date>
    <meta:document-statistic meta:table-count="0" meta:image-count="1" meta:object-count="0" meta:page-count="1" meta:paragraph-count="1" meta:word-count="34" meta:character-count="282" meta:non-whitespace-character-count="249"/>
    <meta:generator>LibreOfficeDev/6.4.0.0.alpha0$Windows_X86_64 LibreOffice_project/a65d79e1ce391fefea0beef2fb172b3af39c8459</meta:generator>
    <meta:user-defined meta:name="CIB: Datenquelle">D:\Kundenprojekte\CIB\Workspace\Traegervorlage\vsv-standard.xml</meta:user-defined>
    <meta:user-defined meta:name="CIB: Datenquelle ist Multi CSV" meta:value-type="boolean">false</meta:user-defined>
  </office:meta>
</office:document-meta>
</file>